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91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72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44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9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48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64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8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28pt" fo:font-style="normal" fo:text-shadow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font-style="normal" fo:text-shadow="none" style:font-size-asian="36pt" style:font-style-asian="normal" style:font-size-complex="36pt" style:font-style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9" style:family="paragraph">
      <style:paragraph-properties fo:margin-left="0.318cm" fo:margin-right="0cm" fo:text-indent="-0.318cm">
        <style:tab-stops>
          <style:tab-stop style:position="-0.323cm"/>
        </style:tab-stops>
      </style:paragraph-properties>
      <style:text-properties fo:font-size="26pt"/>
    </style:style>
    <style:style style:name="P10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font-style="normal" fo:text-shadow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color="#000000" style:font-name="Segoe UI2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6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7" style:family="text">
      <style:text-properties fo:color="#000000" style:font-name="Segoe UI2" fo:font-size="34pt" fo:text-shadow="none" fo:font-weight="bold" style:font-size-asian="34pt" style:font-weight-asian="bold" style:font-size-complex="34pt" style:font-weight-complex="bold"/>
    </style:style>
    <style:style style:name="T8" style:family="text">
      <style:text-properties fo:color="#000000" style:font-name="Segoe UI2" fo:font-size="20pt" fo:text-shadow="none" fo:font-weight="bold" style:font-size-asian="20pt" style:font-weight-asian="bold" style:font-size-complex="20pt" style:font-weight-complex="bold"/>
    </style:style>
    <style:style style:name="T9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HYMN #617</text:span></text:p>
            <text:p text:style-name="P1"><text:span text:style-name="T2">“</text:span><text:span text:style-name="T2">O Lord, We Praise The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47cm" svg:height="5.588cm" svg:x="1.2cm" svg:y="0.508cm">
          <draw:text-box>
            <text:p text:style-name="P4"><text:span text:style-name="T3">1. </text:span><text:span text:style-name="T4">O Lord, we praise Thee,</text:span></text:p>
            <text:p text:style-name="P4"><text:span text:style-name="T4">bless Thee, and adore Thee,</text:span><text:span text:style-name="T4"><text:line-break/></text:span><text:span text:style-name="T4">In thanksgiving bow before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5" draw:layer="layout" svg:width="25.4cm" svg:height="7.011cm" svg:x="1.223cm" svg:y="0.481cm">
          <draw:text-box>
            <text:p text:style-name="P4"><text:span text:style-name="T4">Thou with Thy body</text:span></text:p>
            <text:p text:style-name="P4"><text:span text:style-name="T4">and Thy blood didst nourish</text:span><text:span text:style-name="T4"><text:line-break/></text:span><text:span text:style-name="T4">Our weak souls that they may flourish:</text:span></text:p>
            <text:p text:style-name="P4"><text:span text:style-name="T4">O Lord, have mercy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5" draw:text-style-name="P5" draw:layer="layout" svg:width="25.4cm" svg:height="4.318cm" svg:x="1.27cm" svg:y="0.508cm">
          <draw:text-box>
            <text:p text:style-name="P4"><text:span text:style-name="T4">May Thy body, Lord, born of Mary,</text:span><text:span text:style-name="T4"><text:line-break/></text:span><text:span text:style-name="T4">That our sins and sorrows did carry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5" draw:layer="layout" svg:width="25.4cm" svg:height="5.588cm" svg:x="1.27cm" svg:y="0.508cm">
          <draw:text-box>
            <text:p text:style-name="P4"><text:span text:style-name="T4">And Thy blood for us plead</text:span><text:span text:style-name="T4"><text:line-break/></text:span><text:span text:style-name="T4">In all trial, fear, and need:</text:span></text:p>
            <text:p text:style-name="P4"><text:span text:style-name="T4">O Lord, have mercy! <text:s text:c="2"/></text:span></text:p>
          </draw:text-box>
        </draw:frame>
        <presentation:notes draw:style-name="dp7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8" draw:master-page-name="Hymn_25_20template" presentation:presentation-page-layout-name="AL1T0">
        <draw:frame draw:style-name="gr6" draw:text-style-name="P7" draw:layer="layout" svg:width="24.939cm" svg:height="4.168cm" svg:x="1.5cm" svg:y="0.607cm">
          <draw:text-box>
            <text:p text:style-name="P4"><text:span text:style-name="T5">2. </text:span><text:span text:style-name="T6">Thy holy body into death was given,</text:span><text:span text:style-name="T6"><text:line-break/></text:span><text:span text:style-name="T6">Life to win for us in heav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9" draw:master-page-name="Hymn_25_20template" presentation:presentation-page-layout-name="AL1T0">
        <draw:frame draw:style-name="gr7" draw:text-style-name="P7" draw:layer="layout" svg:width="24.939cm" svg:height="7.978cm" svg:x="1.524cm" svg:y="0.508cm">
          <draw:text-box>
            <text:p text:style-name="P4"><text:span text:style-name="T6">No greater love than this</text:span></text:p>
            <text:p text:style-name="P4"><text:span text:style-name="T6">to Thee could bind us;</text:span></text:p>
            <text:p text:style-name="P4"><text:span text:style-name="T6">May this feast thereof remind us! </text:span><text:span text:style-name="T6"><text:line-break/></text:span><text:span text:style-name="T6"> <text:s text:c="3"/>O Lord, have mercy!</text:span></text:p>
          </draw:text-box>
        </draw:frame>
        <presentation:notes draw:style-name="dp7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0" draw:master-page-name="Hymn_25_20template" presentation:presentation-page-layout-name="AL1T0">
        <draw:frame draw:style-name="gr8" draw:text-style-name="P7" draw:layer="layout" svg:width="25.4cm" svg:height="6.962cm" svg:x="1.27cm" svg:y="0.508cm">
          <draw:text-box>
            <text:p text:style-name="P4"><text:span text:style-name="T6">Lord, Thy kindness </text:span></text:p>
            <text:p text:style-name="P4"><text:span text:style-name="T6">did so constrain Thee</text:span><text:span text:style-name="T6"><text:line-break/></text:span><text:span text:style-name="T7">That Thy blood should</text:span></text:p>
            <text:p text:style-name="P4"><text:span text:style-name="T7">bless and sustain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1" draw:master-page-name="Hymn_25_20template" presentation:presentation-page-layout-name="AL1T0">
        <draw:frame draw:style-name="gr9" draw:text-style-name="P7" draw:layer="layout" svg:width="25.146cm" svg:height="5.692cm" svg:x="1.5cm" svg:y="0.538cm">
          <draw:text-box>
            <text:p text:style-name="P4"><text:span text:style-name="T6">All our debt Thou hast paid;</text:span><text:span text:style-name="T6"><text:line-break/></text:span><text:span text:style-name="T6">Peace with God once more is made:</text:span><text:span text:style-name="T6"><text:line-break/></text:span><text:span text:style-name="T6">O Lord, have mercy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2" draw:master-page-name="Hymn_25_20template" presentation:presentation-page-layout-name="AL1T0">
        <draw:frame draw:style-name="gr10" draw:text-style-name="P7" draw:layer="layout" svg:width="24.892cm" svg:height="5.321cm" svg:x="1.477cm" svg:y="0.519cm">
          <draw:text-box>
            <text:p text:style-name="P4"><text:span text:style-name="T5">3. </text:span><text:span text:style-name="T6">May God bestow on us</text:span></text:p>
            <text:p text:style-name="P4"><text:span text:style-name="T6">His grace and favor</text:span><text:span text:style-name="T6"><text:line-break/></text:span><text:span text:style-name="T6">That we follow Christ our Savi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3" draw:master-page-name="Hymn_25_20template" presentation:presentation-page-layout-name="AL1T0">
        <draw:frame draw:style-name="gr11" draw:text-style-name="P7" draw:layer="layout" svg:width="24.892cm" svg:height="5.734cm" svg:x="1.571cm" svg:y="0.566cm">
          <draw:text-box>
            <text:p text:style-name="P4"><text:span text:style-name="T6">And live together here</text:span></text:p>
            <text:p text:style-name="P4"><text:span text:style-name="T6">in love and union</text:span><text:span text:style-name="T6"><text:line-break/></text:span><text:span text:style-name="T6">Nor despise this blest Communion! </text:span></text:p>
          </draw:text-box>
        </draw:frame>
        <presentation:notes draw:style-name="dp7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4" draw:master-page-name="Hymn_25_20template" presentation:presentation-page-layout-name="AL1T0">
        <draw:frame draw:style-name="gr12" draw:text-style-name="P7" draw:layer="layout" svg:width="25.015cm" svg:height="7.011cm" svg:x="1.354cm" svg:y="0.591cm">
          <draw:text-box>
            <text:p text:style-name="P4"><text:span text:style-name="T6">O Lord, have mercy!</text:span></text:p>
            <text:p text:style-name="P4"><text:span text:style-name="T6">Let not Thy good Spirit forsake us;</text:span></text:p>
            <text:p text:style-name="P4"><text:span text:style-name="T6">Grant that heav’nly-minded</text:span></text:p>
            <text:p text:style-name="P4"><text:span text:style-name="T6">He make us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5" draw:master-page-name="Hymn_25_20template" presentation:presentation-page-layout-name="AL1T0">
        <draw:frame draw:style-name="gr13" draw:text-style-name="P10" draw:layer="layout" svg:width="25.039cm" svg:height="12.651cm" svg:x="1.524cm" svg:y="0.508cm">
          <draw:text-box>
            <text:p text:style-name="P8"><text:span text:style-name="T6">Give Thy Church, Lord, to see</text:span><text:span text:style-name="T6"><text:line-break/></text:span><text:span text:style-name="T6">Days of peace and unity:</text:span><text:span text:style-name="T6"><text:line-break/></text:span><text:span text:style-name="T6">O Lord, have mercy!</text:span></text:p>
            <text:p text:style-name="P9"><text:span text:style-name="T6"/></text:p>
            <text:p text:style-name="P9"><text:span text:style-name="T8"/></text:p>
            <text:p text:style-name="P9"><text:span text:style-name="T8"/></text:p>
            <text:p text:style-name="P9"><text:span text:style-name="T9">© 1941 Concordia Publishing House.</text:span></text:p>
            <text:p text:style-name="P9"><text:span text:style-name="T9">Used by permission:</text:span></text:p>
            <text:p text:style-name="P9"><text:span text:style-name="T9">LSB Hymn License</text:span></text:p>
            <text:p text:style-name="P9"><text:span text:style-name="T9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6T10:02:00.753000000</meta:creation-date>
    <dc:title>Hymn template</dc:title>
    <meta:editing-duration>PT1H18M15S</meta:editing-duration>
    <meta:editing-cycles>9</meta:editing-cycles>
    <meta:generator>LibreOffice/6.1.5.2$Windows_X86_64 LibreOffice_project/90f8dcf33c87b3705e78202e3df5142b201bd805</meta:generator>
    <meta:initial-creator>Arthur Hoch</meta:initial-creator>
    <dc:date>2019-04-24T18:46:18.340000000</dc:date>
    <meta:document-statistic meta:object-count="60"/>
    <meta:template xlink:type="simple" xlink:actuate="onRequest" xlink:title="Hymn template" xlink:href="../../AppData/Roaming/LibreOffice/4/user/template/Worship%20Templsates/Hymn%20template.otp" meta:date="2015-08-26T10:01:58.722000000"/>
  </office:meta>
</office:document-meta>
</file>